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DF0DD9F228EBB6AF86.png" manifest:media-type="image/png"/>
  <manifest:file-entry manifest:full-path="Pictures/100002010000027A00000251E7F53E4EF494383B.png" manifest:media-type="image/png"/>
  <manifest:file-entry manifest:full-path="Pictures/10000201000002210000015898B6F27EF9C1BB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61c"/>
    </style:style>
    <style:style style:name="P2" style:family="paragraph" style:parent-style-name="Standard">
      <style:text-properties officeooo:rsid="000b361c" officeooo:paragraph-rsid="000b36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jas</text:p>
      <text:p text:style-name="P1"/>
      <text:p text:style-name="P1">→ Principales caracteristicas</text:p>
      <text:p text:style-name="P1"><draw:frame draw:style-name="fr1" draw:name="Imagen1" text:anchor-type="paragraph" svg:width="11.802cm" svg:height="11.038cm" draw:z-index="0"><draw:image xlink:href="Pictures/100002010000027A00000251E7F53E4EF494383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rientación</text:p>
      <text:p text:style-name="P2"><draw:frame draw:style-name="fr2" draw:name="Imagen2" text:anchor-type="paragraph" svg:width="14.42cm" svg:height="9.102cm" draw:z-index="1"><draw:image xlink:href="Pictures/10000201000002210000015898B6F27EF9C1BB01.png" xlink:type="simple" xlink:show="embed" xlink:actuate="onLoad" loext:mime-type="image/x-vclgraphic"/></draw:frame></text:p>
      <text:p text:style-name="P2"/>
      <text:p text:style-name="P2"><text:soft-page-break/>En css</text:p>
      <text:p text:style-name="P2"><draw:frame draw:style-name="fr2" draw:name="Imagen3" text:anchor-type="paragraph" svg:width="16.88cm" svg:height="12.674cm" draw:z-index="2"><draw:image xlink:href="Pictures/100002010000027E000001DF0DD9F228EBB6AF8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3:47:50.106892267</meta:creation-date>
    <dc:date>2018-10-09T16:02:18.233973568</dc:date>
    <meta:editing-duration>PT2H4M18S</meta:editing-duration>
    <meta:editing-cycles>1</meta:editing-cycles>
    <meta:document-statistic meta:table-count="0" meta:image-count="3" meta:object-count="0" meta:page-count="2" meta:paragraph-count="4" meta:word-count="7" meta:character-count="51" meta:non-whitespace-character-count="48"/>
    <meta:generator>LibreOffice/6.0.6.2$Linux_X86_64 LibreOffice_project/00m0$Build-2</meta:generator>
  </office:meta>
</office:document-meta>
</file>